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Container.getId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ntainer.setIdScope( String id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ntainer.Scrip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ntainer.do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riptContainer.setGenerateIdScope( boolean genScop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